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weight="bold" officeooo:rsid="0042e3af" officeooo:paragraph-rsid="0042e3af" style:font-weight-asian="bold" style:font-weight-complex="bold"/>
    </style:style>
    <style:style style:name="P7" style:family="paragraph" style:parent-style-name="Standard">
      <style:text-properties style:font-name="Arial" fo:font-style="italic" style:font-style-asian="italic" style:font-style-complex="italic"/>
    </style:style>
    <style:style style:name="P8"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10"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1"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503986"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531192"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366568" officeooo:paragraph-rsid="00368584" fo:background-color="#ff972f" style:font-style-asian="normal" style:font-weight-asian="normal" style:font-style-complex="normal" style:font-weight-complex="normal"/>
    </style:style>
    <style:style style:name="P38"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39"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40"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41"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42"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43"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44"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45"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46" style:family="paragraph" style:parent-style-name="Standard">
      <style:text-properties style:font-name="Arial" fo:font-weight="normal" officeooo:rsid="001c1f8f" officeooo:paragraph-rsid="001c1f8f" style:font-weight-asian="normal" style:font-weight-complex="normal"/>
    </style:style>
    <style:style style:name="P47" style:family="paragraph" style:parent-style-name="Standard">
      <style:text-properties style:font-name="Arial" officeooo:rsid="0042e3af" officeooo:paragraph-rsid="0042e3af"/>
    </style:style>
    <style:style style:name="P48" style:family="paragraph" style:parent-style-name="Standard">
      <style:text-properties style:font-name="Arial" officeooo:rsid="00553cae" officeooo:paragraph-rsid="00553cae"/>
    </style:style>
    <style:style style:name="P49" style:family="paragraph" style:parent-style-name="Standard">
      <style:text-properties fo:background-color="#ff8000"/>
    </style:style>
    <style:style style:name="P50" style:family="paragraph" style:parent-style-name="Standard" style:list-style-name="L1">
      <style:text-properties style:font-name="Arial" fo:font-weight="bold" officeooo:rsid="0042e3af" officeooo:paragraph-rsid="0042e3af" style:font-weight-asian="bold" style:font-weight-complex="bold"/>
    </style:style>
    <style:style style:name="P51"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52"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53"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54"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55"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56"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57"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58"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59"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60"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61"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62"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64"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68"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9"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71"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72"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73"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74"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75" style:family="paragraph" style:parent-style-name="Standard">
      <style:text-properties style:font-name="Arial" fo:font-style="normal" fo:font-weight="normal" officeooo:rsid="001ea353" officeooo:paragraph-rsid="005e76c5" fo:background-color="transparent" style:font-style-asian="normal" style:font-weight-asian="normal" style:font-style-complex="normal" style:font-weight-complex="normal"/>
    </style:style>
    <style:style style:name="P76"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77"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78"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79"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80"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81"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82"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83"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84"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85"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86" style:family="paragraph" style:parent-style-name="Standard" style:list-style-name="L2">
      <style:text-properties style:font-name="Arial" officeooo:rsid="001bc6b2" officeooo:paragraph-rsid="001bc6b2"/>
    </style:style>
    <style:style style:name="P87" style:family="paragraph" style:parent-style-name="Standard" style:list-style-name="L3">
      <style:paragraph-properties fo:text-align="start" style:justify-single-word="false"/>
      <style:text-properties style:font-name="Arial" officeooo:rsid="001bc6b2" officeooo:paragraph-rsid="001bc6b2" fo:background-color="#ff972f"/>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2b4a8"/>
    </style:style>
    <style:style style:name="T23" style:family="text">
      <style:text-properties officeooo:rsid="00366568"/>
    </style:style>
    <style:style style:name="T24" style:family="text">
      <style:text-properties officeooo:rsid="00368584"/>
    </style:style>
    <style:style style:name="T25" style:family="text">
      <style:text-properties officeooo:rsid="00230af2"/>
    </style:style>
    <style:style style:name="T26" style:family="text">
      <style:text-properties officeooo:rsid="00372daa"/>
    </style:style>
    <style:style style:name="T27" style:family="text">
      <style:text-properties officeooo:rsid="003a182d"/>
    </style:style>
    <style:style style:name="T28" style:family="text">
      <style:text-properties officeooo:rsid="003be9bc"/>
    </style:style>
    <style:style style:name="T29" style:family="text">
      <style:text-properties officeooo:rsid="003dac18"/>
    </style:style>
    <style:style style:name="T30" style:family="text">
      <style:text-properties officeooo:rsid="003f05e2"/>
    </style:style>
    <style:style style:name="T31" style:family="text">
      <style:text-properties officeooo:rsid="004f43da"/>
    </style:style>
    <style:style style:name="T32" style:family="text">
      <style:text-properties fo:font-weight="bold" officeooo:rsid="0052bcca" style:font-weight-asian="bold" style:font-weight-complex="bold"/>
    </style:style>
    <style:style style:name="T33" style:family="text">
      <style:text-properties fo:font-weight="bold" officeooo:rsid="00542f1b" style:font-weight-asian="bold" style:font-weight-complex="bold"/>
    </style:style>
    <style:style style:name="T34" style:family="text">
      <style:text-properties officeooo:rsid="00531192"/>
    </style:style>
    <style:style style:name="T35" style:family="text">
      <style:text-properties officeooo:rsid="00533ab9"/>
    </style:style>
    <style:style style:name="T36" style:family="text">
      <style:text-properties officeooo:rsid="00542f1b"/>
    </style:style>
    <style:style style:name="T37" style:family="text">
      <style:text-properties officeooo:rsid="00549d33"/>
    </style:style>
    <style:style style:name="T38" style:family="text">
      <style:text-properties officeooo:rsid="00549d33" fo:background-color="transparent" loext:char-shading-value="0"/>
    </style:style>
    <style:style style:name="T39" style:family="text">
      <style:text-properties officeooo:rsid="0058cdfd"/>
    </style:style>
    <style:style style:name="T40" style:family="text">
      <style:text-properties officeooo:rsid="005a6fc9"/>
    </style:style>
    <style:style style:name="T41" style:family="text">
      <style:text-properties officeooo:rsid="005c29c9"/>
    </style:style>
    <style:style style:name="T42" style:family="text">
      <style:text-properties officeooo:rsid="005cc647"/>
    </style:style>
    <style:style style:name="T43" style:family="text">
      <style:text-properties fo:background-color="#f7d1d5" loext:char-shading-value="0"/>
    </style:style>
    <style:style style:name="T44" style:family="text">
      <style:text-properties fo:background-color="#f7d1d5" loext:char-shading-value="0"/>
    </style:style>
    <style:style style:name="T45" style:family="text">
      <style:text-properties officeooo:rsid="005e5e8d"/>
    </style:style>
    <style:style style:name="T46" style:family="text">
      <style:text-properties officeooo:rsid="005cc647" fo:background-color="#ffa6a6" loext:char-shading-value="0"/>
    </style:style>
    <style:style style:name="T47" style:family="text">
      <style:text-properties officeooo:rsid="005cc647" fo:background-color="#ffa6a6" loext:char-shading-value="0"/>
    </style:style>
    <style:style style:name="T48" style:family="text">
      <style:text-properties officeooo:rsid="005e5e8d" fo:background-color="#ffa6a6" loext:char-shading-value="0"/>
    </style:style>
    <style:style style:name="T49" style:family="text">
      <style:text-properties officeooo:rsid="005e5e8d" fo:background-color="#ffa6a6" loext:char-shading-value="0"/>
    </style:style>
    <style:style style:name="T50" style:family="text">
      <style:text-properties officeooo:rsid="005e76c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5"># </text:span>Final Project – National Investigation Unit,</text:p>
      <text:p text:style-name="P7"><text:span text:style-name="T35"># </text:span>Scenario 3 – Suspect flees the scene.</text:p>
      <text:p text:style-name="P1"/>
      <text:p text:style-name="P1"><text:span text:style-name="T35">### </text:span>Daryl Bishop, Ryan Donaghue, Danny Martin, Samuel Knapp, Katie Barrett &amp; Lily Finnegan-Hutchinson.</text:p>
      <text:p text:style-name="P1"/>
      <text:p text:style-name="P49">Presentation slides:</text:p>
      <text:p text:style-name="P48"/>
      <text:p text:style-name="P1"/>
      <text:p text:style-name="P1">=================</text:p>
      <text:p text:style-name="P6"/>
      <text:p text:style-name="P6"><text:span text:style-name="T35">### </text:span>Contents </text:p>
      <text:p text:style-name="P47"/>
      <text:list xml:id="list3520714352" text:style-name="L1">
        <text:list-item>
          <text:p text:style-name="P50">Project brief</text:p>
          <text:list>
            <text:list-item>
              <text:p text:style-name="P51">Background</text:p>
            </text:list-item>
            <text:list-item>
              <text:p text:style-name="P52">Scenario 3 – Suspect flees the scene</text:p>
            </text:list-item>
          </text:list>
        </text:list-item>
        <text:list-item>
          <text:p text:style-name="P53">Project Management/Version Control</text:p>
          <text:list>
            <text:list-item>
              <text:p text:style-name="P59">Risk Assessment:</text:p>
            </text:list-item>
            <text:list-item>
              <text:p text:style-name="P61">Jira/Git:</text:p>
            </text:list-item>
            <text:list-item>
              <text:p text:style-name="P64">Data Structure Planning:</text:p>
            </text:list-item>
          </text:list>
        </text:list-item>
        <text:list-item>
          <text:p text:style-name="P54">Backend</text:p>
        </text:list-item>
        <text:list-item>
          <text:p text:style-name="P54">Frontend</text:p>
        </text:list-item>
        <text:list-item>
          <text:p text:style-name="P54">Testing</text:p>
        </text:list-item>
        <text:list-item>
          <text:p text:style-name="P55">Application User Guide</text:p>
        </text:list-item>
        <text:list-item>
          <text:p text:style-name="P57">Stretch Goals</text:p>
        </text:list-item>
        <text:list-item>
          <text:p text:style-name="P58">Acknowledgements</text:p>
        </text:list-item>
      </text:list>
      <text:p text:style-name="P41"/>
      <text:p text:style-name="P41">* * * * *</text:p>
      <text:p text:style-name="P1"/>
      <text:p text:style-name="P4"><text:span text:style-name="T35">### </text:span>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3429316268" text:style-name="L2">
        <text:list-item>
          <text:p text:style-name="P86">generating a backlog from the brief.</text:p>
        </text:list-item>
        <text:list-item>
          <text:p text:style-name="P86">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2149547935" text:style-name="L3">
        <text:list-item>
          <text:p text:style-name="P87">Project Management: Jira Scrum board</text:p>
        </text:list-item>
        <text:list-item>
          <text:p text:style-name="P87">Version Control: Git</text:p>
        </text:list-item>
        <text:list-item>
          <text:p text:style-name="P87">CI Server: Jenkins</text:p>
        </text:list-item>
        <text:list-item>
          <text:p text:style-name="P87">Cloud Server: AWS EC2</text:p>
        </text:list-item>
        <text:list-item>
          <text:p text:style-name="P87">Database Server: AWS RDS</text:p>
        </text:list-item>
        <text:list-item>
          <text:p text:style-name="P87">Containerisation: Docker <text:span text:style-name="T4">Swarm</text:span></text:p>
        </text:list-item>
        <text:list-item>
          <text:p text:style-name="P87">Reverse Proxy: NGINX</text:p>
        </text:list-item>
      </text:list>
      <text:p text:style-name="P1"/>
      <text:p text:style-name="P5"><text:soft-page-break/><text:span text:style-name="T36">### </text:span>Scenario 3 – Suspect flees the scene</text:p>
      <text:p text:style-name="P10"/>
      <text:p text:style-name="P8"><text:span text:style-name="T36">### </text:span>Background</text:p>
      <text:p text:style-name="P8"/>
      <text:p text:style-name="P46">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46"/>
      <text:p text:style-name="P9"><text:span text:style-name="T36">### </text:span>Scenario 3 – Suspect flees the scene</text:p>
      <text:p text:style-name="P9"/>
      <text:p text:style-name="P11">An officer has spotted a suspect fleeing the scene of an incident in a car. They have reported back with the car’s number plate. The investigation now need to search on car registration to work out:</text:p>
      <text:p text:style-name="P11"/>
      <text:list xml:id="list3470257026" text:style-name="L4">
        <text:list-item>
          <text:p text:style-name="P60"><text:span text:style-name="T27">W</text:span>ho the suspect was?</text:p>
        </text:list-item>
        <text:list-item>
          <text:p text:style-name="P60">Where else have they been?</text:p>
        </text:list-item>
      </text:list>
      <text:p text:style-name="P43"/>
      <text:p text:style-name="P43">* * * * *</text:p>
      <text:p text:style-name="P11"/>
      <text:p text:style-name="P38"><text:span text:style-name="T36">### </text:span>Project Management/Version Control</text:p>
      <text:p text:style-name="P11"/>
      <text:p text:style-name="P38"><text:span text:style-name="T36">### </text:span>Risk Assessment</text:p>
      <text:p text:style-name="P12"/>
      <text:p text:style-name="P12">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2"><text:line-break/>![Image <text:span text:style-name="T40">1</text:span>](ReadmeImages/18.RiskAssessment.<text:span text:style-name="T40">png</text:span>)</text:p>
      <text:p text:style-name="P83"/>
      <text:p text:style-name="P20">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0"/>
      <text:p text:style-name="P71">![Image <text:span text:style-name="T40">2</text:span>](ReadmeImages/20.IncidentReport.<text:span text:style-name="T40">png</text:span>)</text:p>
      <text:p text:style-name="P13"/>
      <text:p text:style-name="P21">To further utilise our risk assessment, we placed in into a risk matrix on Jira. This enabled us to better visualise the risk prioritisation and where our measure controls needed to be more stringent. </text:p>
      <text:p text:style-name="P21"/>
      <text:p text:style-name="P71">![Image <text:span text:style-name="T41">3</text:span>](ReadmeImages/<text:span text:style-name="T9">19.RiskMatrix</text:span>.<text:span text:style-name="T40">png</text:span>)</text:p>
      <text:p text:style-name="P21"/>
      <text:p text:style-name="P39"><text:span text:style-name="T36">### </text:span>Jira/Git</text:p>
      <text:p text:style-name="P39"/>
      <text:p text:style-name="P21">As part of the design phase we created a shared Jira board modelled as a Scrum board, and populated it with the following epics:</text:p>
      <text:p text:style-name="P21"><text:soft-page-break/></text:p>
      <text:list xml:id="list4229839925" text:style-name="L5">
        <text:list-item>
          <text:p text:style-name="P62">Devops</text:p>
        </text:list-item>
        <text:list-item>
          <text:p text:style-name="P62">Map/Location Data</text:p>
        </text:list-item>
        <text:list-item>
          <text:p text:style-name="P62">Documentation</text:p>
        </text:list-item>
        <text:list-item>
          <text:p text:style-name="P62">Information Cards/Profiles</text:p>
        </text:list-item>
        <text:list-item>
          <text:p text:style-name="P62">Database</text:p>
        </text:list-item>
        <text:list-item>
          <text:p text:style-name="P62">Testing</text:p>
        </text:list-item>
        <text:list-item>
          <text:p text:style-name="P62">Users</text:p>
        </text:list-item>
      </text:list>
      <text:p text:style-name="P21"><text:s/></text:p>
      <text:p text:style-name="P23">Which we then populated with their related issues. </text:p>
      <text:p text:style-name="P23"/>
      <text:p text:style-name="P72">![Image <text:span text:style-name="T41">4</text:span>](ReadmeImages/2.EpicsIssues.<text:span text:style-name="T40">png</text:span>)</text:p>
      <text:p text:style-name="P14"/>
      <text:p text:style-name="P23">We created <text:span text:style-name="T15">five</text:span> GitHub repository (Group3-supplementary, <text:span text:style-name="T15">Group3-Terraform,</text:span> Group3-Backend, Group3-Frontend, Group3-NGINX) the latter three of which we connected to our Jira board <text:span text:style-name="T31">through a webhook</text:span>. <text:span text:style-name="T16">This </text:span>enable<text:span text:style-name="T16">d</text:span> us to make smart commits throughout the project, ensuring each team members progress was clear to the wider group.</text:p>
      <text:p text:style-name="P14"/>
      <text:p text:style-name="P72">![Image <text:span text:style-name="T41">5</text:span>](ReadmeImages/<text:span text:style-name="T41">17.Webhook</text:span>.<text:span text:style-name="T40">png</text:span>)</text:p>
      <text:p text:style-name="P17"/>
      <text:p text:style-name="P14"/>
      <text:p text:style-name="P24">The regular smart commits also enabled us to identify <text:span text:style-name="T16">what</text:span> adjustments or additions were made with each Git push. Which would be vital when managing branches and the differences between versions of the project.</text:p>
      <text:p text:style-name="P24"/>
      <text:p text:style-name="P72">![Image <text:span text:style-name="T41">6</text:span>](ReadmeImages/4.smartCommits.<text:span text:style-name="T40">png</text:span>)</text:p>
      <text:p text:style-name="P22"/>
      <text:p text:style-name="P22">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22"/>
      <text:p text:style-name="P72">![Image <text:span text:style-name="T41">7</text:span>](ReadmeImages/21.ChildIssues.<text:span text:style-name="T40">png</text:span>)</text:p>
      <text:p text:style-name="P78"/>
      <text:p text:style-name="P29">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29"/>
      <text:p text:style-name="P72">![Image <text:span text:style-name="T41">8</text:span>](ReadmeImages/1.Sprint1Image.<text:span text:style-name="T40">png</text:span>)</text:p>
      <text:p text:style-name="P79"/>
      <text:p text:style-name="P22">We used Jira's built in reports to assess our efficiency and sprint allocations. <text:span text:style-name="T12">Our burn-down chart </text:span><text:span text:style-name="T30">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22"/>
      <text:p text:style-name="P73">![Image <text:span text:style-name="T42">9</text:span>](ReadmeImages/3.Sprint1Burn downChart.<text:span text:style-name="T40">png</text:span>)</text:p>
      <text:p text:style-name="P16"/>
      <text:p text:style-name="P73">![Image <text:span text:style-name="T42">10</text:span>](ReadmeImages/<text:span text:style-name="T44">?</text:span>.Sprint<text:span text:style-name="T42">2</text:span>Burn downChart.<text:span text:style-name="T40">png</text:span>)</text:p>
      <text:p text:style-name="P36"/>
      <text:p text:style-name="P22"><text:soft-page-break/></text:p>
      <text:p text:style-name="P24">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15"/>
      <text:p text:style-name="P73">![Image <text:span text:style-name="T42">11</text:span>](ReadmeImages/22.BranchProtectionRules.<text:span text:style-name="T40">png</text:span>)</text:p>
      <text:p text:style-name="P15"/>
      <text:p text:style-name="P73">![Image <text:span text:style-name="T42">12</text:span>](ReadmeImages/12.MergeRequestsApprove.<text:span text:style-name="T40">png</text:span>)</text:p>
      <text:p text:style-name="P15"/>
      <text:p text:style-name="P43">* * * * *</text:p>
      <text:p text:style-name="P15"/>
      <text:p text:style-name="P40"><text:span text:style-name="T36">### </text:span>Data Structure Planning</text:p>
      <text:p text:style-name="P25"/>
      <text:p text:style-name="P27"><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25"/>
      <text:p text:style-name="P74">![Image <text:span text:style-name="T42">1</text:span><text:span text:style-name="T45">3</text:span>](ReadmeImages/14.TableDataStructure.<text:span text:style-name="T40">png</text:span>)</text:p>
      <text:p text:style-name="P66"/>
      <text:p text:style-name="P26">Similarly a <text:span text:style-name="T24">table was produced to outline all the table and data field names and their type, for example, Table name: vehicle_registration, data field name: Forenames, type: VARCHAR(50).</text:span></text:p>
      <text:p text:style-name="P26"/>
      <text:p text:style-name="P74">![Image <text:span text:style-name="T42">1</text:span><text:span text:style-name="T45">4</text:span>](ReadmeImages/15.CreateTablesSQL.<text:span text:style-name="T40">png</text:span>)</text:p>
      <text:p text:style-name="P66"/>
      <text:p text:style-name="P30">Both documents were created to standardise data usage, naming and type conventions, in an attempt to minimise merge conflicts.</text:p>
      <text:p text:style-name="P26"/>
      <text:p text:style-name="P43">* * * * *</text:p>
      <text:p text:style-name="P37"/>
      <text:p text:style-name="P45"><text:span text:style-name="T38">### </text:span>Cloud Infrastructure</text:p>
      <text:p text:style-name="P45"/>
      <text:p text:style-name="P43">* * * * *</text:p>
      <text:p text:style-name="P45"/>
      <text:p text:style-name="P45"><text:span text:style-name="T38">### </text:span>Build-Test-Deploy</text:p>
      <text:p text:style-name="P28">CI Server/Containerisation</text:p>
      <text:p text:style-name="P28"/>
      <text:p text:style-name="P28">We implemented a webhook between our GitHub repositories <text:span text:style-name="T25">(</text:span>specifically <text:span text:style-name="T25">Group3-Backend, Group3-Frontend, Group3-NGINX) </text:span>and Jenkins, to enable us to automate and perf<text:span text:style-name="T26">or</text:span>m rolling updates triggered by pushes to main. </text:p>
      <text:p text:style-name="P28"/>
      <text:p text:style-name="P75">![Image <text:span text:style-name="T47">1</text:span><text:span text:style-name="T49">4</text:span>](ReadmeImages/1<text:span text:style-name="T50">6.Webhook</text:span>.<text:span text:style-name="T40">png</text:span>)</text:p>
      <text:p text:style-name="P19"/>
      <text:p text:style-name="P75">![Image <text:span text:style-name="T47">1</text:span><text:span text:style-name="T49">4</text:span>](ReadmeImages/1<text:span text:style-name="T50">7.Webhook</text:span>.<text:span text:style-name="T40">png</text:span>)</text:p>
      <text:p text:style-name="P15"/>
      <text:p text:style-name="P15"/>
      <text:p text:style-name="P43">* * * * *</text:p>
      <text:p text:style-name="P42"/>
      <text:p text:style-name="P44"><text:soft-page-break/><text:span text:style-name="T37">### </text:span>Testing</text:p>
      <text:p text:style-name="P44"/>
      <text:p text:style-name="P34">Integrated Testing:</text:p>
      <text:p text:style-name="P34"/>
      <text:p text:style-name="P75">![Image <text:span text:style-name="T47">1</text:span><text:span text:style-name="T49">4</text:span>](ReadmeImages/23.IntergratedTesting.<text:span text:style-name="T40">png</text:span>)</text:p>
      <text:p text:style-name="P34"/>
      <text:p text:style-name="P34">Unit Testing:</text:p>
      <text:p text:style-name="P34"/>
      <text:p text:style-name="P75">![Image <text:span text:style-name="T47">1</text:span><text:span text:style-name="T49">4</text:span>](ReadmeImages/24.UnitTesting.<text:span text:style-name="T40">png</text:span>)</text:p>
      <text:p text:style-name="P18"/>
      <text:p text:style-name="P35">Manual Testing: </text:p>
      <text:p text:style-name="P35"/>
      <text:p text:style-name="P43">* * * * *</text:p>
      <text:p text:style-name="P56"/>
      <text:p text:style-name="P35"><text:span text:style-name="T33">### </text:span><text:span text:style-name="T32">Application User Guide</text:span></text:p>
      <text:p text:style-name="P44"/>
      <text:p text:style-name="P43">* * * * *</text:p>
      <text:p text:style-name="P43"/>
      <text:p text:style-name="P41"><text:span text:style-name="T36">### </text:span>Stretch Goals</text:p>
      <text:p text:style-name="P31"/>
      <text:p text:style-name="P31">Expansion of the suspect profile to include financial and mobile data</text:p>
      <text:p text:style-name="P31"/>
      <text:list xml:id="list3526383085" text:style-name="L6">
        <text:list-item>
          <text:p text:style-name="P68">Subscriber Records – <text:span text:style-name="T39">N</text:span>etwork</text:p>
        </text:list-item>
        <text:list-item>
          <text:p text:style-name="P68">Bank Cards – Bank</text:p>
        </text:list-item>
      </text:list>
      <text:p text:style-name="P31"/>
      <text:p text:style-name="P31">Expansion to the location records of the suspect with the use of </text:p>
      <text:p text:style-name="P31"/>
      <text:list xml:id="list3325235640" text:style-name="L7">
        <text:list-item>
          <text:p text:style-name="P69"><text:span text:style-name="T39">C</text:span>all and cell tower record</text:p>
        </text:list-item>
        <text:list-item>
          <text:p text:style-name="P69">EPOS and ATM transactions</text:p>
        </text:list-item>
      </text:list>
      <text:p text:style-name="P41"/>
      <text:p text:style-name="P32">Further location records such as this would be vital evidence when determining the driver of a car which is registered to several users.</text:p>
      <text:p text:style-name="P32"/>
      <text:p text:style-name="P43">* * * * *</text:p>
      <text:p text:style-name="P32"/>
      <text:p text:style-name="P41"><text:span text:style-name="T36">### </text:span>Acknowledgements</text:p>
      <text:p text:style-name="P33">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11:55:48.916000000</dc:date>
    <meta:editing-duration>PT6H36M8S</meta:editing-duration>
    <meta:editing-cycles>57</meta:editing-cycles>
    <meta:generator>LibreOffice/7.2.0.4$Windows_X86_64 LibreOffice_project/9a9c6381e3f7a62afc1329bd359cc48accb6435b</meta:generator>
    <meta:document-statistic meta:table-count="0" meta:image-count="0" meta:object-count="0" meta:page-count="5" meta:paragraph-count="112" meta:word-count="1227" meta:character-count="7994" meta:non-whitespace-character-count="6892"/>
  </office:meta>
</office:document-meta>
</file>